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5in"/>
    </style:style>
    <style:style style:name="Table2.D" style:family="table-column">
      <style:table-column-properties style:column-width="0.9375in"/>
    </style:style>
    <style:style style:name="Table2.E" style:family="table-column">
      <style:table-column-properties style:column-width="4.427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244b4e" officeooo:paragraph-rsid="00244b4e"/>
    </style:style>
    <style:style style:name="P12" style:family="paragraph" style:parent-style-name="Standard">
      <style:text-properties officeooo:rsid="0028571b" officeooo:paragraph-rsid="0028571b"/>
    </style:style>
    <style:style style:name="P13" style:family="paragraph" style:parent-style-name="Standard">
      <style:text-properties officeooo:rsid="001f6be0" officeooo:paragraph-rsid="001f6be0"/>
    </style:style>
    <style:style style:name="P14" style:family="paragraph" style:parent-style-name="Standard">
      <style:text-properties officeooo:rsid="002d7bab" officeooo:paragraph-rsid="002d7bab"/>
    </style:style>
    <style:style style:name="P15" style:family="paragraph" style:parent-style-name="Standard">
      <style:text-properties officeooo:rsid="002e9ad3" officeooo:paragraph-rsid="002e9ad3"/>
    </style:style>
    <style:style style:name="P16" style:family="paragraph" style:parent-style-name="Standard">
      <style:text-properties officeooo:rsid="002eea8a" officeooo:paragraph-rsid="002eea8a"/>
    </style:style>
    <style:style style:name="P17" style:family="paragraph" style:parent-style-name="Standard">
      <style:text-properties officeooo:rsid="002f7bf3" officeooo:paragraph-rsid="002f7bf3"/>
    </style:style>
    <style:style style:name="P18" style:family="paragraph" style:parent-style-name="Standard">
      <style:text-properties officeooo:rsid="00304081" officeooo:paragraph-rsid="00304081"/>
    </style:style>
    <style:style style:name="P19" style:family="paragraph" style:parent-style-name="Standard">
      <style:text-properties officeooo:rsid="0031e004" officeooo:paragraph-rsid="0031e004"/>
    </style:style>
    <style:style style:name="P20" style:family="paragraph" style:parent-style-name="Standard">
      <style:text-properties officeooo:rsid="00341821" officeooo:paragraph-rsid="0034443f"/>
    </style:style>
    <style:style style:name="P21" style:family="paragraph" style:parent-style-name="Standard">
      <style:text-properties officeooo:rsid="00370972" officeooo:paragraph-rsid="00370972"/>
    </style:style>
    <style:style style:name="P22" style:family="paragraph" style:parent-style-name="Standard">
      <style:text-properties officeooo:rsid="0032875a" officeooo:paragraph-rsid="0032875a"/>
    </style:style>
    <style:style style:name="P23" style:family="paragraph" style:parent-style-name="Standard">
      <style:text-properties officeooo:rsid="003a875f" officeooo:paragraph-rsid="003a875f"/>
    </style:style>
    <style:style style:name="P24" style:family="paragraph" style:parent-style-name="Standard">
      <style:text-properties officeooo:rsid="003af5bb" officeooo:paragraph-rsid="003af5bb"/>
    </style:style>
    <style:style style:name="P25" style:family="paragraph" style:parent-style-name="Standard">
      <style:text-properties officeooo:rsid="003af5bb" officeooo:paragraph-rsid="003c7d0c"/>
    </style:style>
    <style:style style:name="P26" style:family="paragraph" style:parent-style-name="Standard">
      <style:text-properties officeooo:rsid="003c7d0c" officeooo:paragraph-rsid="003c7d0c"/>
    </style:style>
    <style:style style:name="P27" style:family="paragraph" style:parent-style-name="Standard">
      <style:text-properties officeooo:rsid="003e9e11" officeooo:paragraph-rsid="003e9e11"/>
    </style:style>
    <style:style style:name="P28"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29"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31" style:family="paragraph" style:parent-style-name="Standard">
      <style:paragraph-properties fo:margin-left="0.4925in" fo:margin-right="0in" fo:text-indent="0in" style:auto-text-indent="false"/>
      <style:text-properties style:font-name="Liberation Mono" fo:font-size="10pt" officeooo:rsid="002e9ad3" officeooo:paragraph-rsid="0039bf36" style:font-size-asian="10pt" style:font-size-complex="10pt"/>
    </style:style>
    <style:style style:name="P32"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33"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34"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35"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36"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37"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38" style:family="paragraph" style:parent-style-name="Standard">
      <style:paragraph-properties fo:margin-left="0.4925in" fo:margin-right="0in" fo:text-indent="0in" style:auto-text-indent="false"/>
      <style:text-properties officeooo:rsid="001caf90" officeooo:paragraph-rsid="001caf90"/>
    </style:style>
    <style:style style:name="P39" style:family="paragraph" style:parent-style-name="Standard">
      <style:paragraph-properties fo:margin-left="0.4925in" fo:margin-right="0in" fo:text-indent="0in" style:auto-text-indent="false"/>
      <style:text-properties officeooo:rsid="001e6538" officeooo:paragraph-rsid="001e6538"/>
    </style:style>
    <style:style style:name="P40" style:family="paragraph" style:parent-style-name="Standard">
      <style:paragraph-properties fo:margin-left="0.4925in" fo:margin-right="0in" fo:text-indent="0in" style:auto-text-indent="false"/>
      <style:text-properties officeooo:rsid="00370972" officeooo:paragraph-rsid="00370972"/>
    </style:style>
    <style:style style:name="P41" style:family="paragraph" style:parent-style-name="Standard">
      <style:paragraph-properties fo:margin-left="0in" fo:margin-right="0in" fo:text-indent="0in" style:auto-text-indent="false"/>
      <style:text-properties officeooo:rsid="001a14c4" officeooo:paragraph-rsid="001a14c4"/>
    </style:style>
    <style:style style:name="P42" style:family="paragraph" style:parent-style-name="Text_20_body">
      <style:text-properties officeooo:rsid="002275d4" officeooo:paragraph-rsid="002275d4"/>
    </style:style>
    <style:style style:name="P43" style:family="paragraph" style:parent-style-name="Text_20_body">
      <style:text-properties officeooo:rsid="00244b4e" officeooo:paragraph-rsid="00244b4e"/>
    </style:style>
    <style:style style:name="P44"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45"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46" style:family="paragraph" style:parent-style-name="Table_20_Contents">
      <style:paragraph-properties fo:text-align="center" style:justify-single-word="false"/>
      <style:text-properties officeooo:rsid="0031e004"/>
    </style:style>
    <style:style style:name="P47" style:family="paragraph" style:parent-style-name="Table_20_Contents">
      <style:paragraph-properties fo:text-align="center" style:justify-single-word="false"/>
      <style:text-properties officeooo:rsid="0031e004" officeooo:paragraph-rsid="0031e004"/>
    </style:style>
    <style:style style:name="P48"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49" style:family="paragraph" style:parent-style-name="Heading_20_3">
      <style:text-properties officeooo:rsid="002275d4" officeooo:paragraph-rsid="002275d4"/>
    </style:style>
    <style:style style:name="P50" style:family="paragraph" style:parent-style-name="Heading_20_3">
      <style:text-properties officeooo:paragraph-rsid="002275d4"/>
    </style:style>
    <style:style style:name="P51" style:family="paragraph" style:parent-style-name="Table_20_Contents">
      <style:text-properties officeooo:rsid="00404e13" officeooo:paragraph-rsid="00404e13"/>
    </style:style>
    <style:style style:name="P52" style:family="paragraph" style:parent-style-name="Table_20_Contents">
      <style:text-properties fo:font-weight="bold" officeooo:rsid="00404e13" officeooo:paragraph-rsid="00404e13" style:font-weight-asian="bold" style:font-weight-complex="bold"/>
    </style:style>
    <style:style style:name="P53" style:family="paragraph" style:parent-style-name="Table_20_Contents">
      <style:text-properties officeooo:rsid="0041e558" officeooo:paragraph-rsid="0041e558"/>
    </style:style>
    <style:style style:name="P54" style:family="paragraph" style:parent-style-name="Table_20_Contents">
      <style:text-properties officeooo:rsid="0042a6fb" officeooo:paragraph-rsid="0042a6fb"/>
    </style:style>
    <style:style style:name="P55" style:family="paragraph" style:parent-style-name="Standard" style:list-style-name="L1">
      <style:text-properties officeooo:rsid="001a14c4" officeooo:paragraph-rsid="001a14c4"/>
    </style:style>
    <style:style style:name="P56" style:family="paragraph" style:parent-style-name="Standard" style:list-style-name="L1">
      <style:text-properties officeooo:rsid="001a7838" officeooo:paragraph-rsid="001a79b8"/>
    </style:style>
    <style:style style:name="P57" style:family="paragraph" style:parent-style-name="Standard" style:list-style-name="L1">
      <style:text-properties officeooo:rsid="001a7838" officeooo:paragraph-rsid="001a7838"/>
    </style:style>
    <style:style style:name="P58" style:family="paragraph" style:parent-style-name="Standard">
      <style:text-properties officeooo:rsid="001e6538" officeooo:paragraph-rsid="001e6538"/>
    </style:style>
    <style:style style:name="P59" style:family="paragraph" style:parent-style-name="Standard">
      <style:text-properties officeooo:rsid="004016be" officeooo:paragraph-rsid="004016be"/>
    </style:style>
    <style:style style:name="P60" style:family="paragraph" style:parent-style-name="Standard">
      <style:text-properties officeooo:rsid="0034443f" officeooo:paragraph-rsid="0034443f"/>
    </style:style>
    <style:style style:name="P61" style:family="paragraph" style:parent-style-name="Standard">
      <style:text-properties officeooo:rsid="0041e558" officeooo:paragraph-rsid="0041e558"/>
    </style:style>
    <style:style style:name="P62" style:family="paragraph" style:parent-style-name="Standard">
      <style:text-properties officeooo:rsid="0042a6fb" officeooo:paragraph-rsid="0042a6fb"/>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8252a"/>
    </style:style>
    <style:style style:name="T21" style:family="text">
      <style:text-properties officeooo:rsid="0039bf36"/>
    </style:style>
    <style:style style:name="T22" style:family="text">
      <style:text-properties officeooo:rsid="0039ca43"/>
    </style:style>
    <style:style style:name="T23" style:family="text">
      <style:text-properties officeooo:rsid="0039d548"/>
    </style:style>
    <style:style style:name="T24" style:family="text">
      <style:text-properties officeooo:rsid="003c7d0c"/>
    </style:style>
    <style:style style:name="T25" style:family="text">
      <style:text-properties officeooo:rsid="003d4818"/>
    </style:style>
    <style:style style:name="T26" style:family="text">
      <style:text-properties officeooo:rsid="004016be"/>
    </style:style>
    <style:style style:name="T27" style:family="text">
      <style:text-properties officeooo:rsid="00404e13"/>
    </style:style>
    <style:style style:name="T28" style:family="text">
      <style:text-properties officeooo:rsid="0041e558"/>
    </style:style>
    <style:style style:name="T29" style:family="text">
      <style:text-properties officeooo:rsid="0042a6fb"/>
    </style:style>
    <style:style style:name="T30" style:family="text">
      <style:text-properties officeooo:rsid="0044525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7-18T20:34:09.883356993">07/18/19</text:date></text:p>
      <text:p text:style-name="P2"/>
      <text:h text:style-name="P49" text:outline-level="3">Hardware</text:h>
      <text:p text:style-name="P42">The interface to the WIZ<text:span text:style-name="T12">8</text:span>50io is SPI. The interface card provides an efficient interface from the H8/H89 (8-bit CPU) to SPI. It may also be used to communicate with other SPI devices such as a Raspberry Pi microcontroller <text:span text:style-name="T30">(or NVRAM)</text:span>,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43">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are bit 0 of their respective input/output ports.</text:p>
      <text:h text:style-name="P50" text:outline-level="3"><text:span text:style-name="T9">CP/NET </text:span>Background</text:h>
      <text:p text:style-name="P11">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1"/>
      <text:p text:style-name="P4">CP/NET uses an 8-bit “node ID” to identify all participants on a network. This is roughly equivalent to the modern IP Address. Since the WIZ<text:span text:style-name="T9">8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text:soft-page-break/>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and other client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any other assigned node IDs on the network. While the WIZ850io and SNIOS only use the server ID to locate the IP/port of the remote server, remote servers typically validate that the node ID matches their configuration.</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values into the WIZ<text:span text:style-name="T8">850io</text:span>. Note that all memory in th<text:span text:style-name="T8">ese devices</text:span> is volatile, apparently even across RESET, and so the values must be reprogrammed each time the system is booted.</text:p>
      <text:p text:style-name="P7"/>
      <text:p text:style-name="P7">WIZCFG.COM uses the following command syntax:</text:p>
      <text:p text:style-name="P7"/>
      <text:p text:style-name="P28">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35">N <text:span text:style-name="T3">node-id</text:span></text:p>
      <text:p text:style-name="P35">I <text:span text:style-name="T3">ip-addr</text:span></text:p>
      <text:p text:style-name="P35">G <text:span text:style-name="T3">gateway-ip</text:span></text:p>
      <text:p text:style-name="P35">S <text:span text:style-name="T3">sub-net-mask</text:span></text:p>
      <text:p text:style-name="P35">M <text:span text:style-name="T3">mac-addr</text:span></text:p>
      <text:p text:style-name="P35">{0-<text:span text:style-name="T8">7</text:span>} <text:span text:style-name="T3">node-id ip-addr port</text:span></text:p>
      <text:p text:style-name="P41"/>
      <text:list xml:id="list4272838313" text:style-name="L1">
        <text:list-item>
          <text:p text:style-name="P55">The commands ‘0’, ‘1’, ‘2’, ... ‘<text:span text:style-name="T8">7</text:span>’ are used to setup remote servers using sockets 0, 1, 2, ... <text:span text:style-name="T8">7</text:span>, respectively.</text:p>
        </text:list-item>
        <text:list-item>
          <text:p text:style-name="P55"><text:soft-page-break/>‘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56">IP Addresses (‘I’, ‘G’, ‘S’, param 2 of {0-<text:span text:style-name="T8">7</text:span>}) use dotted decimal format.</text:p>
        </text:list-item>
        <text:list-item>
          <text:p text:style-name="P56">MAC addresses use colon-hex format. <text:span text:style-name="T15">Note that programming the MAC address in the WIZ550io is not required, however the WIZ850io will require that.</text:span></text:p>
        </text:list-item>
        <text:list-item>
          <text:p text:style-name="P57">Port numbers are in decimal <text:span text:style-name="T10">(unsigned 16-bit)</text:span>.</text:p>
        </text:list-item>
      </text:list>
      <text:p text:style-name="P8"/>
      <text:p text:style-name="P8">Running WIZCFG with no command will <text:span text:style-name="T6">show</text:span> the current configuration of the <text:span text:style-name="T8">device</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1">Also note that the WIZ850io <text:span text:style-name="T20">does not</text:span> automatically program a MAC address into the W5500 (the network chip). This means it is necessary to <text:span text:style-name="T20">assign and</text:span> set a MAC address before using the device. <text:span text:style-name="T20">In most cases, a locally administered MAC address will suffice, which must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1"/>
      <text:p text:style-name="P12">When WIZCFG is used to set a socket configuration, any active connection on that socket is closed prior to changing the values. CP/NET will re-connect (using new values) on the next access through that socket.</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CP/NET message format “0” is used/allowed. This format consists of a 5-byte header <text:span text:style-name="T7">followed by the payload. The header </text:span>contains:</text:p>
      <text:p text:style-name="P10"/>
      <text:p text:style-name="P38">FMT – <text:span text:style-name="T7">00 request, 01 response.</text:span></text:p>
      <text:p text:style-name="P39"><text:soft-page-break/>DID – destination node ID.</text:p>
      <text:p text:style-name="P39">SID – source (sender) node ID.</text:p>
      <text:p text:style-name="P39">FNC – BDOS function code *.</text:p>
      <text:p text:style-name="P39">SIZ – payload size -1.</text:p>
      <text:p text:style-name="P39">* Additional functions may be defined, provided servers recognize them.</text:p>
      <text:p text:style-name="P8"/>
      <text:p text:style-name="P58">Note that the minimum message payload size is 1 byte, and the maximum is 256 bytes. This means the maximum message packet size will be 261 bytes. The minimum send/receive buffer size is 1K, so it is never possible for a single message to overrun the buffer.</text:p>
      <text:p text:style-name="P58"/>
      <text:p text:style-name="P59">Other formats may be defined. CP/NET documentation states that formats 0-127 are reserved for use by DRI. While it seems unlikely DRI will be defining any new message formats, formats 128-255 will be used for supporting additional features. It is recommended that HDOS use formats 0x80 (request) and 0x81 (response), although the 256-byte record size of HDOS complicates things (may require the SIZ field to be more than 8 bits). HDOS support is To Be Defined. Network Boot will use formats 0xb0 (boot request) and 0xb1 (boot responses), with the function code defining specific actions related to booting. Boot formats use single-byte (5-byte) header fields. Network boot protocol is defined in that section.</text:p>
      <text:p text:style-name="P7"/>
      <text:p text:style-name="P13">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 <text:span text:style-name="T26">for other callers</text:span>.</text:p>
      <text:h text:style-name="Heading_20_3" text:outline-level="3">Example: Setting up a CpnetSocketServer for WIZ850io</text:h>
      <text:p text:style-name="P14">CpnetSocketServer uses a configuration file to specify settings. This file is plain text and contains “property = value” lines. The most-relevant properties are:</text:p>
      <text:p text:style-name="P14"/>
      <text:p text:style-name="P44">cpnetserver_host<text:tab/>The hostname or IP address on which to listen for connections.</text:p>
      <text:p text:style-name="P45">cpnetserver_port<text:tab/>The port number on which to listen for connections.</text:p>
      <text:p text:style-name="P45">cpnetserver_root_dir<text:tab/>The top-level directory to export to CP/NET clients. Create subdirectories “a” through “p”, for drives A: through P:.</text:p>
      <text:p text:style-name="P45">cpnetserver_sid<text:tab/>The node ID for this server. Must be unique on the CP/NET domain. A hexadecimal number 00-FE.</text:p>
      <text:p text:style-name="P14"/>
      <text:p text:style-name="P14">This configuration file is specified on the JAVA command line with the “conf=<text:span text:style-name="T3">file</text:span>” option. For example:</text:p>
      <text:p text:style-name="P14"/>
      <text:p text:style-name="P29">java -jar CpnetSocketServer.jar conf=<text:span text:style-name="T3">file</text:span></text:p>
      <text:p text:style-name="P14"/>
      <text:p text:style-name="P14">By default, the server will log various messages to stderr. The property “cpnetserver_log=<text:span text:style-name="T3">file</text:span>” (or commandline option “log=<text:span text:style-name="T3">file</text:span>”) may be used to direct that output to a file.</text:p>
      <text:p text:style-name="P14"/>
      <text:p text:style-name="P15">Here is an example configuration file:</text:p>
      <text:p text:style-name="P15"/>
      <text:p text:style-name="P30"># These are for CpnetSocketServer.jar</text:p>
      <text:p text:style-name="P30">#cpnetserver_log = cpnet00.log</text:p>
      <text:p text:style-name="P30"><text:soft-page-break/></text:p>
      <text:p text:style-name="P30">cpnetserver_host = 192.168.1.17</text:p>
      <text:p text:style-name="P30">cpnetserver_port = 31100</text:p>
      <text:p text:style-name="P30">cpnetserver_temp = P</text:p>
      <text:p text:style-name="P30">cpnetserver_sid = 00</text:p>
      <text:p text:style-name="P30">cpnetserver_max = 16</text:p>
      <text:p text:style-name="P30">cpnetserver_root_dir = /home/drmiller/CpnetServer00</text:p>
      <text:p text:style-name="P30"/>
      <text:p text:style-name="P30"># Up to 16 printers, 0-f</text:p>
      <text:p text:style-name="P30">cpnetserver_lst5 = Diablo630Stream file=lst00.5.ps</text:p>
      <text:p text:style-name="P30"/>
      <text:p text:style-name="P30">diablo630_nogui = true</text:p>
      <text:p text:style-name="P30">diablo630_jobend = save</text:p>
      <text:p text:style-name="P15"/>
      <text:p text:style-name="P15">Other properties are explained below.</text:p>
      <text:p text:style-name="P14"/>
      <text:h text:style-name="Heading_20_3" text:outline-level="3">Example: Setting up a CP/NET client on CP/M 3</text:h>
      <text:p text:style-name="P15">Every time the computer is RESET, the WIZ850io registers will be cleared to default values. This means that configurations for CP/NET must be re-applied after every cold boot. The easiest way to do this is to create a SUBMIT file containing the WIZCFG commands to setup the network. Here is a simple example (NETCFG.SUB):</text:p>
      <text:p text:style-name="P15"/>
      <text:p text:style-name="P30">wizcfg n 02</text:p>
      <text:p text:style-name="P30">wizcfg i 192.168.1.200</text:p>
      <text:p text:style-name="P30">wizcfg g 192.168.1.1</text:p>
      <text:p text:style-name="P30">wizcfg s 255.255.255.0</text:p>
      <text:p text:style-name="P31">wizcfg <text:span text:style-name="T21">m</text:span> <text:span text:style-name="T21">02:00:5D:0D:F1:2E</text:span></text:p>
      <text:p text:style-name="P31">wizcfg 0 00 192.168.1.17 31100</text:p>
      <text:p text:style-name="P15"/>
      <text:p text:style-name="P15">This sets the CP/NET client node ID to “02”, the client IP address to “192.168.1.200”, the gateway address to “192.168.1.1”, the network mask to “255.255.255.0”, <text:span text:style-name="T22">and the MAC address to “02:00:5D:0D:F1:2E”</text:span>. It also configures one server, node ID “00”, to be found at IP address “192.168.1.17” port “31100”.</text:p>
      <text:p text:style-name="P15"/>
      <text:p text:style-name="P15">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5"/>
      <text:p text:style-name="P30">network p:=c:</text:p>
      <text:p text:style-name="P15"/>
      <text:p text:style-name="P15">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5"/>
      <text:p text:style-name="P16">The program NETSTAT.COM (or CPNETSTS.COM) will display the current mappings. For example:</text:p>
      <text:p text:style-name="P16"/>
      <text:p text:style-name="P32">A&gt;netstat</text:p>
      <text:p text:style-name="P32"/>
      <text:p text:style-name="P32">CP/NET Status</text:p>
      <text:p text:style-name="P32"><text:soft-page-break/>=============</text:p>
      <text:p text:style-name="P32">Requester ID = 02H</text:p>
      <text:p text:style-name="P32">Network Status Byte = 10H</text:p>
      <text:p text:style-name="P32">Device status:</text:p>
      <text:p text:style-name="P32"><text:s text:c="2"/>Drive P: = Drive C: on Network Server ID = 00H</text:p>
      <text:p text:style-name="P32">A&gt;</text:p>
      <text:p text:style-name="P16"/>
      <text:p text:style-name="P16">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6"/>
      <text:p text:style-name="P17">A drive may be unmapped (returned to local use) with the program LOCAL.COM. This is most useful if a mapping actually obscured a local drive, which is now needed. Typically, an unused drive letter would be mapped to a network drive.</text:p>
      <text:p text:style-name="P17"/>
      <text:p text:style-name="P17">CP/NET may be “shutdown” with the program RSXRM.COM, which causes the RSX to remove itself. For example:</text:p>
      <text:p text:style-name="P17"/>
      <text:p text:style-name="P33">rsxrm ndos3</text:p>
      <text:p text:style-name="P17"/>
      <text:p text:style-name="P17">Note that the WIZ850io does not lose it’s configuration when NDOS3 is shutdown, only when the system is RESET. The command “wizcfg” (with no options) will show the current configuration of the WIZ850io (as it pertains to CP/NET).</text:p>
      <text:p text:style-name="P17"/>
      <text:p text:style-name="P17">The CP/M 3 HELP facility has been expanded to cover these commands <text:span text:style-name="T17">(except WIZCGF)</text:span>.</text:p>
      <text:p text:style-name="P17"/>
      <text:h text:style-name="Heading_20_3" text:outline-level="3">Example: Setting up CP/NET 1.2 on CP/M 2.2</text:h>
      <text:p text:style-name="P21">CP/NET 1.2 (for CP/M 2.2) may also be run. Note that this will consume more TPA than the CP/M 3 version, and requires a cold boot (system RESET) to remove.</text:p>
      <text:p text:style-name="P21"/>
      <text:p text:style-name="P21">The standard CP/NET 1.2 distribution files are used, in combination with “snios-w.spr” (which must be renamed to “SNIOS.SPR”) and the WIZCFG.COM and associated utilities and files. CP/NET 1.2 distribution files are available here (as well as other sources <text:span text:style-name="T22">on the internet</text:span>):</text:p>
      <text:p text:style-name="P21"/>
      <text:p text:style-name="P40"><text:a xlink:type="simple" xlink:href="https://github.com/durgadas311/MmsCpm3/tree/master/net/dist/bin" text:style-name="Internet_20_link" text:visited-style-name="Visited_20_Internet_20_Link">https://github.com/durgadas311/MmsCpm3/tree/master/net/dist/bin</text:a></text:p>
      <text:p text:style-name="P21"/>
      <text:p text:style-name="P21">Copy all these files onto a bootable CP/M 2.2 disk (with standard CP/M utilities). Boot this disk and setup the WIZ850io (e.g. SUBMIT NETCFG). Then start CP/NET with the program CPNETLDR.COM. You will get output like this:</text:p>
      <text:p text:style-name="P21"/>
      <text:p text:style-name="P36">A&gt;cpnetldr</text:p>
      <text:p text:style-name="P36"/>
      <text:p text:style-name="P36"><text:soft-page-break/>CP/NET 1.2 Loader</text:p>
      <text:p text:style-name="P36">=================</text:p>
      <text:p text:style-name="P36"/>
      <text:p text:style-name="P36">BIOS <text:s text:c="8"/>EB00H <text:s/>1500H</text:p>
      <text:p text:style-name="P36">BDOS <text:s text:c="8"/>DD00H <text:s/>0E00H</text:p>
      <text:p text:style-name="P36">SNIOS <text:s text:c="2"/>SPR <text:s/>D900H <text:s/>0400H</text:p>
      <text:p text:style-name="P36">NDOS <text:s text:c="3"/>SPR <text:s/>CD00H <text:s/>0C00H</text:p>
      <text:p text:style-name="P36">TPA <text:s text:c="9"/>0000H <text:s/>CD00H</text:p>
      <text:p text:style-name="P36"/>
      <text:p text:style-name="P36">CP/NET 1.2 loading complete.</text:p>
      <text:p text:style-name="P36"/>
      <text:p text:style-name="P36">A&gt;</text:p>
      <text:p text:style-name="P21"/>
      <text:p text:style-name="P21">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1"/>
      <text:h text:style-name="Heading_20_3" text:outline-level="3">NVRAM Option</text:h>
      <text:p text:style-name="P24">The SPI adapter contains a second SPI port, which may be connected to a Microchip 25LC512 non-volatile memory (SEEPROM) device. This may be used to store the WIZ850io configuration over RESET and power cycles. Only the first 512 bytes of the 64K NVRAM are used by WIZCFG, so the rest may be used as desired for other purposes.</text:p>
      <text:p text:style-name="P24"/>
      <text:p text:style-name="P24">To save the current WIZ850io configuration (created using WIZCFG and/or SUBMIT), use the command:</text:p>
      <text:p text:style-name="P24"/>
      <text:p text:style-name="P37">wizcfg v</text:p>
      <text:p text:style-name="P24"/>
      <text:p text:style-name="P24">Once a configuration has been saved, each time the system is RESET or powered on the configuration may be rest<text:span text:style-name="T25">o</text:span>red using the command:</text:p>
      <text:p text:style-name="P24"/>
      <text:p text:style-name="P37">wizcfg r</text:p>
      <text:p text:style-name="P24"/>
      <text:p text:style-name="P24">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21"/>
      <text:h text:style-name="Heading_20_3" text:outline-level="3">Network Boot</text:h>
      <text:p text:style-name="P20">CP/NET does not define how to boot a system over the network. <text:span text:style-name="T27">The proposed method is to use the same header format as for CP/NET (256-byte max message payload), and use FMT codes 0xb0 and 0xb1. The following function codes are defined:</text:span></text:p>
      <text:p text:style-name="P20"/>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table:number-columns-spanned="5" office:value-type="string">
            <text:p text:style-name="P52">Requests</text:p>
          </table:table-cell>
          <table:covered-table-cell/>
          <table:covered-table-cell/>
          <table:covered-table-cell/>
          <table:covered-table-cell/>
        </table:table-row>
        <table:table-row>
          <table:table-cell table:style-name="Table2.A2" office:value-type="string">
            <text:p text:style-name="P52">FMT</text:p>
          </table:table-cell>
          <table:table-cell table:style-name="Table2.A2" office:value-type="string">
            <text:p text:style-name="P52">FNC</text:p>
          </table:table-cell>
          <table:table-cell table:style-name="Table2.A2" office:value-type="string">
            <text:p text:style-name="P52">SIZ</text:p>
          </table:table-cell>
          <table:table-cell table:style-name="Table2.A2" office:value-type="string">
            <text:p text:style-name="P52">Data</text:p>
          </table:table-cell>
          <table:table-cell table:style-name="Table2.E2" office:value-type="string">
            <text:p text:style-name="P52">Purpose</text:p>
          </table:table-cell>
        </table:table-row>
        <table:table-row>
          <table:table-cell table:style-name="Table2.A2" office:value-type="string">
            <text:p text:style-name="P51">B0</text:p>
          </table:table-cell>
          <table:table-cell table:style-name="Table2.A2" office:value-type="string">
            <text:p text:style-name="P51">0<text:span text:style-name="T29">1</text:span></text:p>
          </table:table-cell>
          <table:table-cell table:style-name="Table2.A2" office:value-type="string">
            <text:p text:style-name="P51">nn</text:p>
          </table:table-cell>
          <table:table-cell table:style-name="Table2.A2" office:value-type="string">
            <text:p text:style-name="P51">string</text:p>
          </table:table-cell>
          <table:table-cell table:style-name="Table2.E2" office:value-type="string">
            <text:p text:style-name="P51">Request boot using image(s) for SID, with optional string. <text:soft-page-break/><text:span text:style-name="T28">(TODO: zero-length how?)</text:span></text:p>
          </table:table-cell>
        </table:table-row>
        <table:table-row>
          <table:table-cell table:style-name="Table2.A2" office:value-type="string">
            <text:p text:style-name="P54">B0</text:p>
          </table:table-cell>
          <table:table-cell table:style-name="Table2.A2" office:value-type="string">
            <text:p text:style-name="P54">00</text:p>
          </table:table-cell>
          <table:table-cell table:style-name="Table2.A2" office:value-type="string">
            <text:p text:style-name="P54">00</text:p>
          </table:table-cell>
          <table:table-cell table:style-name="Table2.A2" office:value-type="string">
            <text:p text:style-name="P54">00</text:p>
          </table:table-cell>
          <table:table-cell table:style-name="Table2.E2" office:value-type="string">
            <text:p text:style-name="P54">ACK previous response, send next (handshake/flow control).</text:p>
          </table:table-cell>
        </table:table-row>
        <table:table-row>
          <table:table-cell table:style-name="Table2.E2" table:number-columns-spanned="5" office:value-type="string">
            <text:p text:style-name="P52">Responses</text:p>
          </table:table-cell>
          <table:covered-table-cell/>
          <table:covered-table-cell/>
          <table:covered-table-cell/>
          <table:covered-table-cell/>
        </table:table-row>
        <table:table-row>
          <table:table-cell table:style-name="Table2.A2" office:value-type="string">
            <text:p text:style-name="P51">B1</text:p>
          </table:table-cell>
          <table:table-cell table:style-name="Table2.A2" office:value-type="string">
            <text:p text:style-name="P51">00</text:p>
          </table:table-cell>
          <table:table-cell table:style-name="Table2.A2" office:value-type="string">
            <text:p text:style-name="P53">00</text:p>
          </table:table-cell>
          <table:table-cell table:style-name="Table2.A2" office:value-type="string">
            <text:p text:style-name="P53">00</text:p>
          </table:table-cell>
          <table:table-cell table:style-name="Table2.E2" office:value-type="string">
            <text:p text:style-name="P51">NAK - Boot failed/refused</text:p>
          </table:table-cell>
        </table:table-row>
        <table:table-row>
          <table:table-cell table:style-name="Table2.A2" office:value-type="string">
            <text:p text:style-name="P51">B1</text:p>
          </table:table-cell>
          <table:table-cell table:style-name="Table2.A2" office:value-type="string">
            <text:p text:style-name="P51">01</text:p>
          </table:table-cell>
          <table:table-cell table:style-name="Table2.A2" office:value-type="string">
            <text:p text:style-name="P53">7F</text:p>
          </table:table-cell>
          <table:table-cell table:style-name="Table2.A2" office:value-type="string">
            <text:p text:style-name="P51">message</text:p>
          </table:table-cell>
          <table:table-cell table:style-name="Table2.E2" office:value-type="string">
            <text:p text:style-name="P51"><text:span text:style-name="T28">ACK - </text:span>Boot accepted, image follows. <text:span text:style-name="T3">message</text:span> is ‘$’-terminated string to be displayed to user.</text:p>
          </table:table-cell>
        </table:table-row>
        <table:table-row>
          <table:table-cell table:style-name="Table2.A2" office:value-type="string">
            <text:p text:style-name="P51">B1</text:p>
          </table:table-cell>
          <table:table-cell table:style-name="Table2.A2" office:value-type="string">
            <text:p text:style-name="P51">02</text:p>
          </table:table-cell>
          <table:table-cell table:style-name="Table2.A2" office:value-type="string">
            <text:p text:style-name="P53">01</text:p>
          </table:table-cell>
          <table:table-cell table:style-name="Table2.A2" office:value-type="string">
            <text:p text:style-name="P51">address</text:p>
          </table:table-cell>
          <table:table-cell table:style-name="Table2.E2" office:value-type="string">
            <text:p text:style-name="P51">Set DMA address for subsequent records.</text:p>
          </table:table-cell>
        </table:table-row>
        <table:table-row>
          <table:table-cell table:style-name="Table2.A2" office:value-type="string">
            <text:p text:style-name="P51">B1</text:p>
          </table:table-cell>
          <table:table-cell table:style-name="Table2.A2" office:value-type="string">
            <text:p text:style-name="P51">03</text:p>
          </table:table-cell>
          <table:table-cell table:style-name="Table2.A2" office:value-type="string">
            <text:p text:style-name="P53">7F</text:p>
          </table:table-cell>
          <table:table-cell table:style-name="Table2.A2" office:value-type="string">
            <text:p text:style-name="P53">record</text:p>
          </table:table-cell>
          <table:table-cell table:style-name="Table2.E2" office:value-type="string">
            <text:p text:style-name="P53">Load record to DMA address, bump address by 128.</text:p>
          </table:table-cell>
        </table:table-row>
        <table:table-row>
          <table:table-cell table:style-name="Table2.A2" office:value-type="string">
            <text:p text:style-name="P53">B1</text:p>
          </table:table-cell>
          <table:table-cell table:style-name="Table2.A2" office:value-type="string">
            <text:p text:style-name="P53">04</text:p>
          </table:table-cell>
          <table:table-cell table:style-name="Table2.A2" office:value-type="string">
            <text:p text:style-name="P53">01</text:p>
          </table:table-cell>
          <table:table-cell table:style-name="Table2.A2" office:value-type="string">
            <text:p text:style-name="P53">address</text:p>
          </table:table-cell>
          <table:table-cell table:style-name="Table2.E2" office:value-type="string">
            <text:p text:style-name="P53">Boot complete, jump to <text:span text:style-name="T3">address</text:span>.</text:p>
          </table:table-cell>
        </table:table-row>
      </table:table>
      <text:p text:style-name="P60"/>
      <text:p text:style-name="P61">The server receives the boot request and examines the SID and optional string to see if a boot image exists. If booting is not allowed/possible, a NAK response is sent. If booting is possible, an ACK message is sent, containing a signon string for the user (e.g. the load message from CPM3.SYS).</text:p>
      <text:p text:style-name="P61"/>
      <text:p text:style-name="P61">If the client receives the ACK message, it will then prepare to accept and process additional messages until FNC 04 is received. <text:span text:style-name="T29">Note that FNCs 02 and 03 are general-purpose data loading messages. The client should accept these and process them. There is no way to prematurely stop the boot, so if the client decides to abort it must continue the protocol but ignore all messages until FNC 04.</text:span></text:p>
      <text:p text:style-name="P61"/>
      <text:p text:style-name="P62">Once the client has completed processing of FNC 01, 02, or 03 messages, it must send a ACK request to tell the server to send the message message. FNC 04 messages are not ACKed, no more messages follow. If the client sends an ACK request when booting is not active on the server (or after FNC 04), it will receive a NAK response.</text:p>
      <text:p text:style-name="P62"/>
      <text:p text:style-name="P62">The format of boot images on the server is not defined, however current plan is for CpnetSocketServer to use files in the format of CPM3.SYS. This will allow for up to two memory segments for the OS image. <text:span text:style-name="T30">Generating image files, other than CPM3.SYS, is yet to be developed. CPNOS images are fairly simple (CP/NET 1.2 diskless clients), however CP/M 3 images that include CP/NET are more of a problem. CP/M 3 normal booting into CP/NET requires loading of CCP.COM and executing the NDOS3.SPR. There is currently no solution for getting CCP.COM and NDOS3.SPR to the CP/M 3 OS in cold boot. Note, the WIZ850io will have been configured by the ROM in order to boot, so that step is not required for CP/M 3.</text:span></text:p>
      <text:p text:style-name="P17"/>
      <text:h text:style-name="Heading_20_3" text:outline-level="3">Advanced Operation</text:h>
      <text:p text:style-name="P18">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8"/>
      <text:p text:style-name="P34">Usage: WIZDBG {G bsb off num}</text:p>
      <text:p text:style-name="P34"><text:s text:c="7"/>WIZDBG {S bsb off dat...}</text:p>
      <text:p text:style-name="P34"><text:s text:c="7"/>bsb = Block Select Bits, hex 00..1F</text:p>
      <text:p text:style-name="P34"><text:s text:c="7"/>off = Offset within BSB, hex</text:p>
      <text:p text:style-name="P34"><text:soft-page-break/><text:s text:c="7"/>num = Number of bytes to GET, dec</text:p>
      <text:p text:style-name="P34"><text:s text:c="7"/>dat = Byte(s) to SET, hex</text:p>
      <text:p text:style-name="P18"/>
      <text:p text:style-name="P18">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8"/>
      <text:p text:style-name="P34">A&gt;wizdbg g 0 0 32</text:p>
      <text:p text:style-name="P34">00:0000 00 00 00 00 00 00 00 00 00 00 <text:span text:style-name="T23">00</text:span> <text:span text:style-name="T23">00</text:span> <text:span text:style-name="T23">00</text:span> <text:span text:style-name="T23">00</text:span> <text:span text:style-name="T23">00</text:span> 00</text:p>
      <text:p text:style-name="P34">00:0010 00 00 00 00 00 00 00 00 00 07 D0 08 28 00 00 00</text:p>
      <text:p text:style-name="P34">A&gt;</text:p>
      <text:p text:style-name="P18"/>
      <text:p text:style-name="P18">In this example, the chip has not been configured yet so only the Retry Time, Retry Count, and PPP LCP Request Timer fields have non-zero values.</text:p>
      <text:p text:style-name="P19"/>
      <text:p text:style-name="P19">Note that the CP/M commandline input buffer is 128 bytes (127 characters, maximum) in length, so the SET option is limited to how ma<text:span text:style-name="T18">n</text:span>y values can be entered into the command buffer.</text:p>
      <text:p text:style-name="P19"/>
      <text:p text:style-name="P19">The following table shows the bsb values for each socket, in addition to the Common Register block at BSB 00.</text:p>
      <text:p text:style-name="P19"/>
      <table:table table:name="Table1" table:style-name="Table1">
        <table:table-column table:style-name="Table1.A" table:number-columns-repeated="3"/>
        <table:table-column table:style-name="Table1.D"/>
        <table:table-header-rows>
          <table:table-row>
            <table:table-cell table:style-name="Table1.A1" office:value-type="string">
              <text:p text:style-name="P48">Socket</text:p>
            </table:table-cell>
            <table:table-cell table:style-name="Table1.A1" office:value-type="string">
              <text:p text:style-name="P48">Socket Registers BSB</text:p>
            </table:table-cell>
            <table:table-cell table:style-name="Table1.A1" office:value-type="string">
              <text:p text:style-name="P48">Tx Buffer BSB</text:p>
            </table:table-cell>
            <table:table-cell table:style-name="Table1.D1" office:value-type="string">
              <text:p text:style-name="P48">Rx Buffer BSB</text:p>
            </table:table-cell>
          </table:table-row>
        </table:table-header-rows>
        <table:table-row>
          <table:table-cell table:style-name="Table1.A2" office:value-type="string">
            <text:p text:style-name="P47">0</text:p>
          </table:table-cell>
          <table:table-cell table:style-name="Table1.A2" office:value-type="string">
            <text:p text:style-name="P47">01</text:p>
          </table:table-cell>
          <table:table-cell table:style-name="Table1.A2" office:value-type="string">
            <text:p text:style-name="P47">02</text:p>
          </table:table-cell>
          <table:table-cell table:style-name="Table1.D2" office:value-type="string">
            <text:p text:style-name="P47">03</text:p>
          </table:table-cell>
        </table:table-row>
        <table:table-row>
          <table:table-cell table:style-name="Table1.A2" office:value-type="string">
            <text:p text:style-name="P47">1</text:p>
          </table:table-cell>
          <table:table-cell table:style-name="Table1.A2" office:value-type="string">
            <text:p text:style-name="P47">05</text:p>
          </table:table-cell>
          <table:table-cell table:style-name="Table1.A2" office:value-type="string">
            <text:p text:style-name="P47">06</text:p>
          </table:table-cell>
          <table:table-cell table:style-name="Table1.D2" office:value-type="string">
            <text:p text:style-name="P47">07</text:p>
          </table:table-cell>
        </table:table-row>
        <table:table-row>
          <table:table-cell table:style-name="Table1.A2" office:value-type="string">
            <text:p text:style-name="P47">2</text:p>
          </table:table-cell>
          <table:table-cell table:style-name="Table1.A2" office:value-type="string">
            <text:p text:style-name="P47">09</text:p>
          </table:table-cell>
          <table:table-cell table:style-name="Table1.A2" office:value-type="string">
            <text:p text:style-name="P47">0A</text:p>
          </table:table-cell>
          <table:table-cell table:style-name="Table1.D2" office:value-type="string">
            <text:p text:style-name="P47">0B</text:p>
          </table:table-cell>
        </table:table-row>
        <table:table-row>
          <table:table-cell table:style-name="Table1.A2" office:value-type="string">
            <text:p text:style-name="P47">3</text:p>
          </table:table-cell>
          <table:table-cell table:style-name="Table1.A2" office:value-type="string">
            <text:p text:style-name="P47">0D</text:p>
          </table:table-cell>
          <table:table-cell table:style-name="Table1.A2" office:value-type="string">
            <text:p text:style-name="P47">0E</text:p>
          </table:table-cell>
          <table:table-cell table:style-name="Table1.D2" office:value-type="string">
            <text:p text:style-name="P47">0F</text:p>
          </table:table-cell>
        </table:table-row>
        <table:table-row>
          <table:table-cell table:style-name="Table1.A2" office:value-type="string">
            <text:p text:style-name="P47">4</text:p>
          </table:table-cell>
          <table:table-cell table:style-name="Table1.A2" office:value-type="string">
            <text:p text:style-name="P47">11</text:p>
          </table:table-cell>
          <table:table-cell table:style-name="Table1.A2" office:value-type="string">
            <text:p text:style-name="P47">12</text:p>
          </table:table-cell>
          <table:table-cell table:style-name="Table1.D2" office:value-type="string">
            <text:p text:style-name="P47">13</text:p>
          </table:table-cell>
        </table:table-row>
        <table:table-row>
          <table:table-cell table:style-name="Table1.A2" office:value-type="string">
            <text:p text:style-name="P47">5</text:p>
          </table:table-cell>
          <table:table-cell table:style-name="Table1.A2" office:value-type="string">
            <text:p text:style-name="P47">15</text:p>
          </table:table-cell>
          <table:table-cell table:style-name="Table1.A2" office:value-type="string">
            <text:p text:style-name="P47">16</text:p>
          </table:table-cell>
          <table:table-cell table:style-name="Table1.D2" office:value-type="string">
            <text:p text:style-name="P46">17</text:p>
          </table:table-cell>
        </table:table-row>
        <table:table-row>
          <table:table-cell table:style-name="Table1.A2" office:value-type="string">
            <text:p text:style-name="P47">6</text:p>
          </table:table-cell>
          <table:table-cell table:style-name="Table1.A2" office:value-type="string">
            <text:p text:style-name="P47">19</text:p>
          </table:table-cell>
          <table:table-cell table:style-name="Table1.A2" office:value-type="string">
            <text:p text:style-name="P47">1A</text:p>
          </table:table-cell>
          <table:table-cell table:style-name="Table1.D2" office:value-type="string">
            <text:p text:style-name="P47">1B</text:p>
          </table:table-cell>
        </table:table-row>
        <table:table-row>
          <table:table-cell table:style-name="Table1.A2" office:value-type="string">
            <text:p text:style-name="P47">7</text:p>
          </table:table-cell>
          <table:table-cell table:style-name="Table1.A2" office:value-type="string">
            <text:p text:style-name="P47">1D</text:p>
          </table:table-cell>
          <table:table-cell table:style-name="Table1.A2" office:value-type="string">
            <text:p text:style-name="P47">1E</text:p>
          </table:table-cell>
          <table:table-cell table:style-name="Table1.D2" office:value-type="string">
            <text:p text:style-name="P47">1F</text:p>
          </table:table-cell>
        </table:table-row>
      </table:table>
      <text:p text:style-name="P19"/>
      <text:p text:style-name="P19">Consult the W5500 Datasheet for the meanings of the offsets within a BSB.</text:p>
      <text:p text:style-name="P19"/>
      <text:p text:style-name="P22">The SET option is currently <text:span text:style-name="T18">not allowed</text:span> if CP/NET is active.</text:p>
      <text:p text:style-name="P22"/>
      <text:p text:style-name="P24">The program NVRAM.COM may be used to directly access the NVRAM device <text:span text:style-name="T24">(25LC512)</text:span>, if it is installed. Help is printed if the command is invoked with no options:</text:p>
      <text:p text:style-name="P24"/>
      <text:p text:style-name="P37">Usage: NVRAM R adr len</text:p>
      <text:p text:style-name="P37"><text:s text:c="7"/>NVRAM W adr val...</text:p>
      <text:p text:style-name="P37"><text:s text:c="7"/>NVRAM CE</text:p>
      <text:p text:style-name="P37"><text:s text:c="7"/>NVRAM SE adr</text:p>
      <text:p text:style-name="P37"><text:s text:c="7"/>NVRAM PE adr</text:p>
      <text:p text:style-name="P24"/>
      <text:p text:style-name="P24"><text:soft-page-break/>The “R” command reads ‘len’ bytes (decimal) from the NVRAM starting at ‘adr’ (hexadecimal). Any number of bytes may read, limited only by the amount of TPA available to buffer the data <text:span text:style-name="T24">(currently, the program does not prevent you from crashing the OS).</text:span></text:p>
      <text:p text:style-name="P24"/>
      <text:p text:style-name="P25">The “W” command writes the ‘val...’ bytes (hexadecimal) into NVRAM starting at address ‘adr’ (hexadecimal). Note, this program does not hide the 128-byte page <text:span text:style-name="T24">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5"/>
      <text:p text:style-name="P27">The “CE”, “SE”, and “PE” commands erase all, or part, of the chip. See chip documentation. Note that sending an erase command before WRITE is not required, as the chip does that for you.</text:p>
      <text:p text:style-name="P25"/>
      <text:p text:style-name="P26">Just like “wizdbg s ...”, the WRITE command is limited by the space available in the CP/M commandline buffer.</text:p>
      <text:p text:style-name="P24"/>
      <text:p text:style-name="P26">See also the Microchip 25LC512 datasheet.</text:p>
      <text:p text:style-name="P22"/>
      <text:h text:style-name="Heading_20_3" text:outline-level="3">HDOS/NET</text:h>
      <text:p text:style-name="P23">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syscalls are applicable over the network. And some would be broken up into multiple messages for affected servers (and a possible local syscall).</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7-18T20:34:09.830785136</dc:date>
    <meta:editing-duration>PT1H34M18S</meta:editing-duration>
    <meta:editing-cycles>26</meta:editing-cycles>
    <meta:generator>LibreOffice/6.0.7.3$Linux_X86_64 LibreOffice_project/00m0$Build-3</meta:generator>
    <meta:document-statistic meta:table-count="2" meta:image-count="0" meta:object-count="0" meta:page-count="10" meta:paragraph-count="234" meta:word-count="3893" meta:character-count="22866" meta:non-whitespace-character-count="19104"/>
  </office:meta>
</office:document-meta>
</file>